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7000006D4D7F7270711A6B7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de42" officeooo:paragraph-rsid="001ae74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c18af" officeooo:paragraph-rsid="001ae74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c18af" officeooo:paragraph-rsid="001ae74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de42" officeooo:paragraph-rsid="001ae74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b17c" officeooo:paragraph-rsid="0020b17c" style:font-size-asian="10.5pt" style:font-weight-asian="normal" style:font-size-complex="12pt" style:font-weight-complex="normal"/>
    </style:style>
    <style:style style:name="T1" style:family="text">
      <style:text-properties officeooo:rsid="000cde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ier de Con<text:span text:style-name="T1">ception</text:span></text:p>
      <text:p text:style-name="P3"/>
      <text:p text:style-name="P2"/>
      <text:p text:style-name="P1">Diagramme de Classes</text:p>
      <text:p text:style-name="P1"/>
      <text:p text:style-name="P5">Voir page ci-dessous.</text:p>
      <text:p text:style-name="P1"><draw:frame draw:style-name="fr1" draw:name="Image1" text:anchor-type="paragraph" svg:width="17cm" svg:height="26.367cm" draw:z-index="0"><draw:image xlink:href="Pictures/1000000000000467000006D4D7F7270711A6B7E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09:33.849677642</meta:creation-date>
    <dc:date>2018-11-12T21:47:40.432928235</dc:date>
    <meta:editing-duration>PT4M24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2" meta:paragraph-count="3" meta:word-count="9" meta:character-count="62" meta:non-whitespace-character-count="56"/>
  </office:meta>
</office:document-meta>
</file>